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2.11pt"/>
    </style:style>
    <style:style style:name="co3" style:family="table-column">
      <style:table-column-properties fo:break-before="auto" style:column-width="93pt"/>
    </style:style>
    <style:style style:name="co4" style:family="table-column">
      <style:table-column-properties fo:break-before="auto" style:column-width="115.06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89.01pt"/>
    </style:style>
    <style:style style:name="ro1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c5e0b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03" table:default-cell-style-name="ce2"/>
        <table:table-row table:style-name="ro1">
          <table:table-cell table:style-name="ce1" office:value-type="string" calcext:value-type="string">
            <text:p>Survey #</text:p>
          </table:table-cell>
          <table:table-cell table:style-name="ce3" office:value-type="string" calcext:value-type="string">
            <text:p>Bmore_Parent_Evaluation</text:p>
          </table:table-cell>
          <table:table-cell table:style-name="ce6" office:value-type="string" calcext:value-type="string">
            <text:p>Bretts</text:p>
          </table:table-cell>
          <table:table-cell table:style-name="ce6" office:value-type="string" calcext:value-type="string">
            <text:p>Content_Informative</text:p>
          </table:table-cell>
          <table:table-cell table:style-name="ce6" office:value-type="string" calcext:value-type="string">
            <text:p><text:s/>Life_skills</text:p>
          </table:table-cell>
          <table:table-cell table:style-name="ce6" office:value-type="string" calcext:value-type="string">
            <text:p>Bingo</text:p>
          </table:table-cell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at Tips in Creating Independence</text:p>
          </table:table-cell>
          <table:table-cell office:value-type="string" calcext:value-type="string">
            <text:p>no_response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no_response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ce and Content was good; Awesome life skill topics for kids</text:p>
          </table:table-cell>
          <table:table-cell office:value-type="string" calcext:value-type="string">
            <text:p>no_respon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lerie Lowe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reat ways to make/raise contributing members of society</text:p>
          </table:table-cell>
          <table:table-cell office:value-type="string" calcext:value-type="string">
            <text:p>no_response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ce Breaker with Bingo Game</text:p>
          </table:table-cell>
          <table:table-cell table:number-columns-repeated="3"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enting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/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e Graphene Parent</text:p>
          </table:table-cell>
          <table:table-cell office:value-type="string" calcext:value-type="string">
            <text:p>Brett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verything was very good and informative! Well organized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e speakers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cellent. I really enjoyed the speakers; I really liked the Ice Breaker Game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ange the perspective ; "Mad Respect"</text:p>
          </table:table-cell>
          <table:table-cell office:value-type="string" calcext:value-type="string">
            <text:p>Brett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rett's topic was pretty good (Brett Kleffner)</text:p>
          </table:table-cell>
          <table:table-cell office:value-type="string" calcext:value-type="string">
            <text:p>Brett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Keep things moving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nough food and good! Good Stuff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re Great Content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ood Exposure for kids</text:p>
          </table:table-cell>
          <table:table-cell table:number-columns-repeated="2"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verything! Keep doing what you're doing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izza and Good Speakers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ood Speakers and Content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ll was good</text:p>
          </table:table-cell>
          <table:table-cell office:value-type="string" calcext:value-type="string">
            <text:p>no response</text:p>
          </table:table-cell>
          <table:table-cell/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ll topics informative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Enjoyed Bretts presentation (Brett Kleffner); like the 18 year old checklist - great info</text:p>
          </table:table-cell>
          <table:table-cell office:value-type="string" calcext:value-type="string">
            <text:p>Brett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he students seemed to enjoy the different tasks available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Slow things down a little</text:p>
          </table:table-cell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reat Speakers, Kids breakout stations with short sessions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rett's session (Brett Kleffner)</text:p>
          </table:table-cell>
          <table:table-cell office:value-type="string" calcext:value-type="string">
            <text:p>Brett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 liked info about internships; I liked similar informative presentations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All was great! Enjoyed what I learned. I learned that I enjoyed the exercise with the other parents during Brett's time (Brett Kleffner)</text:p>
          </table:table-cell>
          <table:table-cell office:value-type="string" calcext:value-type="string">
            <text:p>Brett</text:p>
          </table:table-cell>
          <table:table-cell table:number-columns-repeated="3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table:number-columns-repeated="4" office:value-type="string" calcext:value-type="string">
            <text:p>no response</text:p>
          </table:table-cell>
          <table:table-cell table:number-columns-repeated="1003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Good Presenters and topics; good time management, good topics for the kids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low with Presentations; All good</text:p>
          </table:table-cell>
          <table:table-cell office:value-type="string" calcext:value-type="string">
            <text:p>no response</text:p>
          </table:table-cell>
          <table:table-cell/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Choice of speakers is better; time management is good; You did awesome - Thank you!</text:p>
          </table:table-cell>
          <table:table-cell office:value-type="string" calcext:value-type="string">
            <text:p>no respon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 response</text:p>
          </table:table-cell>
          <table:table-cell table:number-columns-repeated="1003"/>
        </table:table-row>
        <table:table-row table:style-name="ro2" table:number-rows-repeated="1048538">
          <table:table-cell table:number-columns-repeated="1009"/>
        </table:table-row>
        <table:table-row table:style-name="ro2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4:44:25.795062982</meta:creation-date>
    <dc:date>2020-02-29T14:55:19.253278261</dc:date>
    <meta:editing-duration>PT43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